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 Narrow"/>
    </style:style>
    <style:style style:name="P2" style:family="paragraph" style:parent-style-name="Heading_20_1" style:master-page-name="Standard">
      <style:paragraph-properties fo:text-align="center" style:justify-single-word="false" style:page-number="auto"/>
    </style:style>
    <style:style style:name="P3" style:family="paragraph" style:parent-style-name="Standard">
      <style:text-properties style:font-name="Arial Narrow"/>
    </style:style>
    <style:style style:name="P4" style:family="paragraph" style:parent-style-name="Standard" style:list-style-name="WWNum2">
      <style:text-properties style:font-name="Arial Narro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Game Design Document Outline </text:h>
      <text:p text:style-name="Standard"/>
      <text:p text:style-name="P1">A game design document is the blueprint from which a game is to be built. <text:s/>As such, every single detail necessary to build the game should be addressed. <text:s/>The larger the team and the longer the design and development cycle, the more critical is the need. <text:s/>For your purpose, the intent is to capture as much as possible of your design. <text:s/>I want you to think big…bigger than what you are able to develop. <text:s/>I also want you to be clear about what the software delivers and what the design entails. <text:s/>My recommendation is that you define the ultimate game and then clarify what it is that you have developed. <text:s/>If you are finding it too difficult to do that, you may produce too documents.</text:p>
      <text:p text:style-name="P1"/>
      <text:list xml:id="list953341237" text:style-name="WWNum2">
        <text:list-item>
          <text:p text:style-name="P4">Title Page <text:s text:c="2"/></text:p>
          <text:list>
            <text:list-item>
              <text:p text:style-name="P4">Game Name – Perhaps also add a subtitle or high concept sentence.</text:p>
            </text:list-item>
          </text:list>
        </text:list-item>
        <text:list-item>
          <text:p text:style-name="P4">Game Overview</text:p>
          <text:list>
            <text:list-item>
              <text:p text:style-name="P4">Game Concept</text:p>
            </text:list-item>
            <text:list-item>
              <text:p text:style-name="P4">Genre</text:p>
            </text:list-item>
            <text:list-item>
              <text:p text:style-name="P4">Target Audience</text:p>
            </text:list-item>
            <text:list-item>
              <text:p text:style-name="P4">Game Flow Summary – How does the player move through the game. <text:s text:c="2"/>Both through framing interface and the game itself.</text:p>
            </text:list-item>
            <text:list-item>
              <text:p text:style-name="P4">Look and Feel – What is the basic look and feel of the game? <text:s/>What is the visual style?</text:p>
            </text:list-item>
          </text:list>
        </text:list-item>
        <text:list-item>
          <text:p text:style-name="P4">Gameplay and <text:s/>Mechanics</text:p>
          <text:list>
            <text:list-item>
              <text:p text:style-name="P4">Gameplay</text:p>
              <text:list>
                <text:list-item>
                  <text:p text:style-name="P4">Game Progression</text:p>
                </text:list-item>
                <text:list-item>
                  <text:p text:style-name="P4">Mission/challenge Structure</text:p>
                </text:list-item>
                <text:list-item>
                  <text:p text:style-name="P4">Puzzle Structure</text:p>
                </text:list-item>
                <text:list-item>
                  <text:p text:style-name="P4">Objectives – What are the objectives of the game?</text:p>
                </text:list-item>
                <text:list-item>
                  <text:p text:style-name="P4">Play Flow – How does the game flow for the game player</text:p>
                </text:list-item>
              </text:list>
            </text:list-item>
            <text:list-item>
              <text:p text:style-name="P4">Mechanics – What are the rules to the game, both implicit and explicit. <text:s/>This is the model of the universe that the game works under. <text:s/>Think of it as a simulation of a world, how do all the pieces interact? <text:s/>This actually can be a very large section.</text:p>
              <text:list>
                <text:list-item>
                  <text:p text:style-name="P4">Physics – How does the physical universe work?</text:p>
                </text:list-item>
                <text:list-item>
                  <text:p text:style-name="P4">Movement in the game</text:p>
                </text:list-item>
                <text:list-item>
                  <text:p text:style-name="P4">Objects – how to pick them up and move them </text:p>
                </text:list-item>
                <text:list-item>
                  <text:p text:style-name="P4">Actions, including whatever switches and buttons are used, interacting with objects, and what means of communication are used</text:p>
                </text:list-item>
                <text:list-item>
                  <text:p text:style-name="P4">Combat – If there is combat or even conflict, how is this specifically modeled?</text:p>
                </text:list-item>
                <text:list-item>
                  <text:p text:style-name="P4">Economy – What is the economy of the game? How does it work?</text:p>
                </text:list-item>
                <text:list-item>
                  <text:p text:style-name="P4">Screen Flow -- A graphical description of how each screen is related to every other and a description of the purpose of each screen.</text:p>
                </text:list-item>
              </text:list>
            </text:list-item>
            <text:list-item>
              <text:p text:style-name="P4">Game Options – What are the options and how do they affect game play and mechanics?</text:p>
            </text:list-item>
            <text:list-item>
              <text:p text:style-name="P4">Replaying and Saving </text:p>
            </text:list-item>
            <text:list-item>
              <text:p text:style-name="P4">Cheats and Easter Eggs</text:p>
            </text:list-item>
          </text:list>
        </text:list-item>
        <text:list-item>
          <text:p text:style-name="P4">Story, Setting and Character <text:s/></text:p>
          <text:list>
            <text:list-item>
              <text:p text:style-name="P4">Story and Narrative – Includes back story, plot elements, game progression, and cut scenes. <text:s/>Cut scenes descriptions include the actors, the setting, and the storyboard or script.</text:p>
            </text:list-item>
            <text:list-item>
              <text:p text:style-name="P4"><text:soft-page-break/>Game World</text:p>
              <text:list>
                <text:list-item>
                  <text:p text:style-name="P4">General look and feel of world</text:p>
                </text:list-item>
                <text:list-item>
                  <text:p text:style-name="P4">Areas, including the general description and physical characteristics as well as how it relates to the rest of the world (what levels use it, how it connects to other areas)</text:p>
                </text:list-item>
              </text:list>
            </text:list-item>
            <text:list-item>
              <text:p text:style-name="P4">Characters. <text:s/>Each character should include the back story, personality, appearance, animations, abilities, relevance to the story and relationship to other characters </text:p>
            </text:list-item>
          </text:list>
        </text:list-item>
        <text:list-item>
          <text:p text:style-name="P4">Levels</text:p>
          <text:list>
            <text:list-item>
              <text:p text:style-name="P4">Levels. <text:s/>Each level should include a synopsis, the required introductory material (and how it is provided), the objectives, and the details of what happens in the level. <text:s/>Depending on the game, this may include the physical description of the map, the critical path that the player needs to take, and what encounters are important or incidental.</text:p>
            </text:list-item>
            <text:list-item>
              <text:p text:style-name="P4">Training Level</text:p>
            </text:list-item>
          </text:list>
        </text:list-item>
        <text:list-item>
          <text:p text:style-name="P4">Interface</text:p>
          <text:list>
            <text:list-item>
              <text:p text:style-name="P4">Visual System. <text:s/>If you have a HUD, what is on it? <text:s/>What menus are you displaying? What is the camera model?</text:p>
            </text:list-item>
            <text:list-item>
              <text:p text:style-name="P4">Control System – How does the game player control the game? <text:s text:c="2"/>What are the specific commands?</text:p>
            </text:list-item>
            <text:list-item>
              <text:p text:style-name="P4">Audio, music, sound effects</text:p>
            </text:list-item>
            <text:list-item>
              <text:p text:style-name="P4">Help System</text:p>
            </text:list-item>
          </text:list>
        </text:list-item>
        <text:list-item>
          <text:p text:style-name="P4">Artificial Intelligence</text:p>
          <text:list>
            <text:list-item>
              <text:p text:style-name="P4">Opponent <text:s/>and Enemy AI – The active opponent that plays against the game player and therefore requires strategic decision making </text:p>
            </text:list-item>
            <text:list-item>
              <text:p text:style-name="P4">Non-combat and Friendly Characters</text:p>
            </text:list-item>
            <text:list-item>
              <text:p text:style-name="P4">Support AI -- Player and Collision Detection, Pathfinding</text:p>
            </text:list-item>
          </text:list>
        </text:list-item>
        <text:list-item>
          <text:p text:style-name="P4">Technical </text:p>
          <text:list>
            <text:list-item>
              <text:p text:style-name="P4">Target Hardware</text:p>
            </text:list-item>
            <text:list-item>
              <text:p text:style-name="P4">Development hardware and software, including Game Engine</text:p>
            </text:list-item>
            <text:list-item>
              <text:p text:style-name="P4">Network requirements</text:p>
            </text:list-item>
          </text:list>
        </text:list-item>
        <text:list-item>
          <text:p text:style-name="P4">Game Art – Key assets, how they are being developed. <text:s/>Intended sty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justify" style:justify-single-word="false" fo:orphans="2" fo:widows="2" fo:hyphenation-ladder-count="no-limit" style:page-number="auto" style:writing-mode="lr-tb"/>
      <style:text-properties fo:font-size="12pt" style:font-size-asian="12pt" style:font-size-complex="12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me Design Document Template</dc:title>
    <meta:initial-creator> </meta:initial-creator>
    <dc:creator>Michele Maione</dc:creator>
    <meta:editing-cycles>4</meta:editing-cycles>
    <meta:creation-date>2011-04-07T23:13:00</meta:creation-date>
    <dc:date>2018-10-28T10:24:48.918000000</dc:date>
    <meta:editing-duration>PT11M39S</meta:editing-duration>
    <meta:generator>LibreOffice/6.1.2.1$Windows_X86_64 LibreOffice_project/65905a128db06ba48db947242809d14d3f9a93fe</meta:generator>
    <meta:document-statistic meta:table-count="0" meta:image-count="0" meta:object-count="0" meta:page-count="2" meta:paragraph-count="51" meta:word-count="667" meta:character-count="3930" meta:non-whitespace-character-count="3313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